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b35" officeooo:paragraph-rsid="000e6b35"/>
    </style:style>
    <style:style style:name="P2" style:family="paragraph" style:parent-style-name="Standard">
      <style:text-properties officeooo:rsid="000fbd4b" officeooo:paragraph-rsid="000fbd4b"/>
    </style:style>
    <style:style style:name="T1" style:family="text">
      <style:text-properties officeooo:rsid="000fb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ay, What can I sa;y on my resume?</text:p>
      <text:p text:style-name="P1"/>
      <text:p text:style-name="P1">The second page will be few words, and just a quick sneak peak of what is to come</text:p>
      <text:p text:style-name="P1"/>
      <text:p text:style-name="P1">Things Like Inspiration and the Like.</text:p>
      <text:p text:style-name="P1"/>
      <text:p text:style-name="P1"/>
      <text:p text:style-name="P1">You should hire me because I like to code, maybe a quote from the pragmatic programmer.</text:p>
      <text:p text:style-name="P1">Coding is like magic, you are literly speaking the words of creation.</text:p>
      <text:p text:style-name="P1"/>
      <text:p text:style-name="P1">Laid back, I love beat;y and will continue to learn and be meek.</text:p>
      <text:p text:style-name="P1"/>
      <text:p text:style-name="P1">Peace, Calm, here is a quick rundown of wh<text:span text:style-name="T1">at I can do! :)</text:span></text:p>
      <text:p text:style-name="P1"/>
      <text:p text:style-name="P2">Create some more room to scroll and such!</text:p>
      <text:p text:style-name="P2"/>
      <text:p text:style-name="P2">Link your gitHub account to the website! :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6:56:25.606092778</meta:creation-date>
    <dc:date>2022-08-07T17:01:42.191253099</dc:date>
    <meta:editing-duration>PT5M1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9" meta:word-count="102" meta:character-count="515" meta:non-whitespace-character-count="421"/>
  </office:meta>
</office:document-meta>
</file>